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df6a"/>
    </style:style>
    <style:style style:name="T1" style:family="text">
      <style:text-properties officeooo:rsid="001cdf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练习<text:span text:style-name="T1">1</text:span></text:p>
      <text:p text:style-name="Standard">4×9=</text:p>
      <text:p text:style-name="Standard">8×5=</text:p>
      <text:p text:style-name="Standard">6×7=</text:p>
      <text:p text:style-name="Standard">5×4=</text:p>
      <text:p text:style-name="Standard">7×2=</text:p>
      <text:p text:style-name="Standard">7×2=</text:p>
      <text:p text:style-name="Standard">3×2=</text:p>
      <text:p text:style-name="Standard">2×6=</text:p>
      <text:p text:style-name="Standard">7×4=</text:p>
      <text:p text:style-name="Standard">3×3=</text:p>
      <text:p text:style-name="Standard">5×8=</text:p>
      <text:p text:style-name="Standard">3×9=</text:p>
      <text:p text:style-name="Standard">5×3=</text:p>
      <text:p text:style-name="Standard">6×2=</text:p>
      <text:p text:style-name="Standard">6×6=</text:p>
      <text:p text:style-name="Standard">7×9=</text:p>
      <text:p text:style-name="Standard">7×4=</text:p>
      <text:p text:style-name="Standard">8×4=</text:p>
      <text:p text:style-name="Standard">2×5=</text:p>
      <text:p text:style-name="Standard">6×5=</text:p>
      <text:p text:style-name="Standard">9×3=</text:p>
      <text:p text:style-name="Standard">6×9=</text:p>
      <text:p text:style-name="Standard">4×9=</text:p>
      <text:p text:style-name="Standard">7×8=</text:p>
      <text:p text:style-name="Standard">6×2=</text:p>
      <text:p text:style-name="Standard">5×2=</text:p>
      <text:p text:style-name="Standard">3×6=</text:p>
      <text:p text:style-name="Standard">4×3=</text:p>
      <text:p text:style-name="Standard">3×7=</text:p>
      <text:p text:style-name="Standard">2×3=</text:p>
      <text:p text:style-name="Standard">6×5=</text:p>
      <text:p text:style-name="Standard">8×7=</text:p>
      <text:p text:style-name="Standard">4×4=</text:p>
      <text:p text:style-name="Standard">2×9=</text:p>
      <text:p text:style-name="Standard">6×5=</text:p>
      <text:p text:style-name="Standard">2×3=</text:p>
      <text:p text:style-name="Standard">8×3=</text:p>
      <text:p text:style-name="Standard">9×6=</text:p>
      <text:p text:style-name="Standard">6×6=</text:p>
      <text:p text:style-name="Standard">7×8=</text:p>
      <text:p text:style-name="Standard">5×3=</text:p>
      <text:p text:style-name="Standard">8×6=</text:p>
      <text:p text:style-name="Standard">7×2=</text:p>
      <text:p text:style-name="Standard">7×9=</text:p>
      <text:p text:style-name="Standard">7×6=</text:p>
      <text:p text:style-name="Standard">3×6=</text:p>
      <text:p text:style-name="Standard">6×6=</text:p>
      <text:p text:style-name="Standard">4×3=</text:p>
      <text:p text:style-name="Standard">5×2=</text:p>
      <text:p text:style-name="Standard">9×8=</text:p>
      <text:p text:style-name="Standard">4×8=</text:p>
      <text:p text:style-name="Standard">7×8=</text:p>
      <text:p text:style-name="Standard">9×6=</text:p>
      <text:p text:style-name="Standard">7×5=</text:p>
      <text:p text:style-name="Standard">2×4=</text:p>
      <text:p text:style-name="Standard">2×9=</text:p>
      <text:p text:style-name="Standard">9×4=</text:p>
      <text:p text:style-name="Standard">2×2=</text:p>
      <text:p text:style-name="Standard">2×4=</text:p>
      <text:p text:style-name="Standard">7×8=</text:p>
      <text:p text:style-name="Standard">2×2=</text:p>
      <text:p text:style-name="Standard">5×2=</text:p>
      <text:p text:style-name="Standard">2×2=</text:p>
      <text:p text:style-name="Standard">4×3=</text:p>
      <text:p text:style-name="Standard">7×6=</text:p>
      <text:p text:style-name="Standard">5×3=</text:p>
      <text:p text:style-name="Standard">3×2=</text:p>
      <text:p text:style-name="Standard">5×8=</text:p>
      <text:p text:style-name="Standard">3×6=</text:p>
      <text:p text:style-name="Standard">4×7=</text:p>
      <text:p text:style-name="Standard">8×2=</text:p>
      <text:p text:style-name="Standard">4×4=</text:p>
      <text:p text:style-name="Standard">6×4=</text:p>
      <text:p text:style-name="Standard">5×5=</text:p>
      <text:p text:style-name="Standard">9×8=</text:p>
      <text:p text:style-name="Standard">8×3=</text:p>
      <text:p text:style-name="Standard">4×2=</text:p>
      <text:p text:style-name="Standard">6×2=</text:p>
      <text:p text:style-name="Standard">7×7=</text:p>
      <text:p text:style-name="Standard">2×2=</text:p>
      <text:p text:style-name="Standard">4×6=</text:p>
      <text:p text:style-name="Standard">2×2=</text:p>
      <text:p text:style-name="Standard">2×7=</text:p>
      <text:p text:style-name="Standard">3×7=</text:p>
      <text:p text:style-name="Standard">2×6=</text:p>
      <text:p text:style-name="Standard">4×8=</text:p>
      <text:p text:style-name="Standard">2×8=</text:p>
      <text:p text:style-name="Standard">6×2=</text:p>
      <text:p text:style-name="Standard">3×3=</text:p>
      <text:p text:style-name="Standard">4×6=</text:p>
      <text:p text:style-name="Standard">6×4=</text:p>
      <text:p text:style-name="Standard">2×7=</text:p>
      <text:p text:style-name="Standard">2×5=</text:p>
      <text:p text:style-name="Standard">8×3=</text:p>
      <text:p text:style-name="Standard">4×8=</text:p>
      <text:p text:style-name="Standard">8×5=</text:p>
      <text:p text:style-name="Standard">8×9=</text:p>
      <text:p text:style-name="Standard">9×8=</text:p>
      <text:p text:style-name="Standard">5×8=</text:p>
      <text:p text:style-name="Standard">9×3=</text:p>
      <text:p text:style-name="Standard"/>
      <text:p text:style-name="Standard"/>
      <text:p text:style-name="P1"/>
      <text:p text:style-name="Standard"><text:soft-page-break/>练习<text:span text:style-name="T1">2</text:span></text:p>
      <text:p text:style-name="Standard">8×( <text:s text:c="2"/>)=16</text:p>
      <text:p text:style-name="Standard">( <text:s text:c="2"/>)×8=16</text:p>
      <text:p text:style-name="Standard">( <text:s text:c="2"/>)×5=35</text:p>
      <text:p text:style-name="Standard">( <text:s text:c="2"/>)×4=12</text:p>
      <text:p text:style-name="Standard">( <text:s text:c="2"/>)×7=49</text:p>
      <text:p text:style-name="Standard">( <text:s text:c="2"/>)×8=64</text:p>
      <text:p text:style-name="Standard">( <text:s text:c="2"/>)×5=30</text:p>
      <text:p text:style-name="Standard">( <text:s text:c="2"/>)×0=0</text:p>
      <text:p text:style-name="Standard">( <text:s text:c="2"/>)×8=32</text:p>
      <text:p text:style-name="Standard">4×( <text:s text:c="2"/>)=32</text:p>
      <text:p text:style-name="Standard">2×( <text:s text:c="2"/>)=6</text:p>
      <text:p text:style-name="Standard">( <text:s text:c="2"/>)×4=8</text:p>
      <text:p text:style-name="Standard">( <text:s text:c="2"/>)×6=30</text:p>
      <text:p text:style-name="Standard">( <text:s text:c="2"/>)×9=72</text:p>
      <text:p text:style-name="Standard">2×( <text:s text:c="2"/>)=12</text:p>
      <text:p text:style-name="Standard">7×( <text:s text:c="2"/>)=14</text:p>
      <text:p text:style-name="Standard">( <text:s text:c="2"/>)×3=9</text:p>
      <text:p text:style-name="Standard">5×( <text:s text:c="2"/>)=40</text:p>
      <text:p text:style-name="Standard">4×( <text:s text:c="2"/>)=12</text:p>
      <text:p text:style-name="Standard">( <text:s text:c="2"/>)×7=28</text:p>
      <text:p text:style-name="Standard">5×( <text:s text:c="2"/>)=45</text:p>
      <text:p text:style-name="Standard">7×( <text:s text:c="2"/>)=42</text:p>
      <text:p text:style-name="Standard">( <text:s text:c="2"/>)×6=48</text:p>
      <text:p text:style-name="Standard">3×( <text:s text:c="2"/>)=15</text:p>
      <text:p text:style-name="Standard">9×( <text:s text:c="2"/>)=18</text:p>
      <text:p text:style-name="Standard">2×( <text:s text:c="2"/>)=10</text:p>
      <text:p text:style-name="Standard">5×( <text:s text:c="2"/>)=30</text:p>
      <text:p text:style-name="Standard">4×( <text:s text:c="2"/>)=12</text:p>
      <text:p text:style-name="Standard">9×( <text:s text:c="2"/>)=72</text:p>
      <text:p text:style-name="Standard">( <text:s text:c="2"/>)×2=12</text:p>
      <text:p text:style-name="Standard">( <text:s text:c="2"/>)×4=20</text:p>
      <text:p text:style-name="Standard">( <text:s text:c="2"/>)×7=21</text:p>
      <text:p text:style-name="Standard">6×( <text:s text:c="2"/>)=18</text:p>
      <text:p text:style-name="Standard">( <text:s text:c="2"/>)×8=32</text:p>
      <text:p text:style-name="Standard">5×( <text:s text:c="2"/>)=10</text:p>
      <text:p text:style-name="Standard">( <text:s text:c="2"/>)×4=28</text:p>
      <text:p text:style-name="Standard">( <text:s text:c="2"/>)×2=18</text:p>
      <text:p text:style-name="Standard">( <text:s text:c="2"/>)×7=14</text:p>
      <text:p text:style-name="Standard">7×( <text:s text:c="2"/>)=14</text:p>
      <text:p text:style-name="Standard">( <text:s text:c="2"/>)×6=30</text:p>
      <text:p text:style-name="Standard">7×( <text:s text:c="2"/>)=21</text:p>
      <text:p text:style-name="Standard">( <text:s text:c="2"/>)×6=24</text:p>
      <text:p text:style-name="Standard">( <text:s text:c="2"/>)×2=4</text:p>
      <text:p text:style-name="Standard">( <text:s text:c="2"/>)×4=20</text:p>
      <text:p text:style-name="Standard">( <text:s text:c="2"/>)×4=24</text:p>
      <text:p text:style-name="Standard">( <text:s text:c="2"/>)×5=25</text:p>
      <text:p text:style-name="Standard">( <text:s text:c="2"/>)×8=24</text:p>
      <text:p text:style-name="Standard">( <text:s text:c="2"/>)×2=16</text:p>
      <text:p text:style-name="Standard">( <text:s text:c="2"/>)×9=81</text:p>
      <text:p text:style-name="Standard">7×( <text:s text:c="2"/>)=21</text:p>
      <text:p text:style-name="Standard">( <text:s text:c="2"/>)×8=32</text:p>
      <text:p text:style-name="Standard">( <text:s text:c="2"/>)×6=54</text:p>
      <text:p text:style-name="Standard">( <text:s text:c="2"/>)×8=56</text:p>
      <text:p text:style-name="Standard">4×( <text:s text:c="2"/>)=8</text:p>
      <text:p text:style-name="Standard">8×( <text:s text:c="2"/>)=48</text:p>
      <text:p text:style-name="Standard">( <text:s text:c="2"/>)×2=14</text:p>
      <text:p text:style-name="Standard">( <text:s text:c="2"/>)×2=6</text:p>
      <text:p text:style-name="Standard">6×( <text:s text:c="2"/>)=18</text:p>
      <text:p text:style-name="Standard">5×( <text:s text:c="2"/>)=30</text:p>
      <text:p text:style-name="Standard">2×( <text:s text:c="2"/>)=18</text:p>
      <text:p text:style-name="Standard">( <text:s text:c="2"/>)×7=21</text:p>
      <text:p text:style-name="Standard">7×( <text:s text:c="2"/>)=56</text:p>
      <text:p text:style-name="Standard">( <text:s text:c="2"/>)×2=4</text:p>
      <text:p text:style-name="Standard">( <text:s text:c="2"/>)×4=8</text:p>
      <text:p text:style-name="Standard">( <text:s text:c="2"/>)×3=6</text:p>
      <text:p text:style-name="Standard">6×( <text:s text:c="2"/>)=12</text:p>
      <text:p text:style-name="Standard">( <text:s text:c="2"/>)×2=8</text:p>
      <text:p text:style-name="Standard">( <text:s text:c="2"/>)×7=35</text:p>
      <text:p text:style-name="Standard">( <text:s text:c="2"/>)×9=72</text:p>
      <text:p text:style-name="Standard">6×( <text:s text:c="2"/>)=24</text:p>
      <text:p text:style-name="Standard">( <text:s text:c="2"/>)×7=21</text:p>
      <text:p text:style-name="Standard">8×( <text:s text:c="2"/>)=48</text:p>
      <text:p text:style-name="Standard">( <text:s text:c="2"/>)×5=30</text:p>
      <text:p text:style-name="Standard">8×( <text:s text:c="2"/>)=24</text:p>
      <text:p text:style-name="Standard">( <text:s text:c="2"/>)×4=24</text:p>
      <text:p text:style-name="Standard">4×( <text:s text:c="2"/>)=12</text:p>
      <text:p text:style-name="Standard">( <text:s text:c="2"/>)×5=10</text:p>
      <text:p text:style-name="Standard">( <text:s text:c="2"/>)×2=16</text:p>
      <text:p text:style-name="Standard">( <text:s text:c="2"/>)×2=14</text:p>
      <text:p text:style-name="Standard">( <text:s text:c="2"/>)×9=54</text:p>
      <text:p text:style-name="Standard">3×( <text:s text:c="2"/>)=6</text:p>
      <text:p text:style-name="Standard">2×( <text:s text:c="2"/>)=8</text:p>
      <text:p text:style-name="Standard">( <text:s text:c="2"/>)×6=42</text:p>
      <text:p text:style-name="Standard">( <text:s text:c="2"/>)×8=48</text:p>
      <text:p text:style-name="Standard">4×( <text:s text:c="2"/>)=36</text:p>
      <text:p text:style-name="Standard">( <text:s text:c="2"/>)×3=12</text:p>
      <text:p text:style-name="Standard">2×( <text:s text:c="2"/>)=16</text:p>
      <text:p text:style-name="Standard">( <text:s text:c="2"/>)×3=9</text:p>
      <text:p text:style-name="Standard">( <text:s text:c="2"/>)×5=20</text:p>
      <text:p text:style-name="Standard">2×( <text:s text:c="2"/>)=12</text:p>
      <text:p text:style-name="Standard">6×( <text:s text:c="2"/>)=54</text:p>
      <text:p text:style-name="Standard">2×( <text:s text:c="2"/>)=10</text:p>
      <text:p text:style-name="Standard">2×( <text:s text:c="2"/>)=12</text:p>
      <text:p text:style-name="Standard">( <text:s text:c="2"/>)×3=27</text:p>
      <text:p text:style-name="Standard">( <text:s text:c="2"/>)×2=14</text:p>
      <text:p text:style-name="Standard">( <text:s text:c="2"/>)×4=8</text:p>
      <text:p text:style-name="Standard">9×( <text:s text:c="2"/>)=27</text:p>
      <text:p text:style-name="Standard">( <text:s text:c="2"/>)×7=49</text:p>
      <text:p text:style-name="Standard">6×( <text:s text:c="2"/>)=36</text:p>
      <text:p text:style-name="Standard">( <text:s text:c="2"/>)×9=54</text:p>
      <text:p text:style-name="Standard"/>
      <text:p text:style-name="Standard"/>
      <text:p text:style-name="Standard"/>
      <text:p text:style-name="P1"><text:soft-page-break/>练习<text:span text:style-name="T1">1答案</text:span></text:p>
      <text:p text:style-name="P1">4×9=36</text:p>
      <text:p text:style-name="P1">8×5=40</text:p>
      <text:p text:style-name="P1">6×7=42</text:p>
      <text:p text:style-name="P1">5×4=20</text:p>
      <text:p text:style-name="P1">7×2=14</text:p>
      <text:p text:style-name="P1">7×2=14</text:p>
      <text:p text:style-name="P1">3×2=6</text:p>
      <text:p text:style-name="P1">2×6=12</text:p>
      <text:p text:style-name="P1">7×4=28</text:p>
      <text:p text:style-name="P1">3×3=9</text:p>
      <text:p text:style-name="P1">5×8=40</text:p>
      <text:p text:style-name="P1">3×9=27</text:p>
      <text:p text:style-name="P1">5×3=15</text:p>
      <text:p text:style-name="P1">6×2=12</text:p>
      <text:p text:style-name="P1">6×6=36</text:p>
      <text:p text:style-name="P1">7×9=63</text:p>
      <text:p text:style-name="P1">7×4=28</text:p>
      <text:p text:style-name="P1">8×4=32</text:p>
      <text:p text:style-name="P1">2×5=10</text:p>
      <text:p text:style-name="P1">6×5=30</text:p>
      <text:p text:style-name="P1">9×3=27</text:p>
      <text:p text:style-name="P1">6×9=54</text:p>
      <text:p text:style-name="P1">4×9=36</text:p>
      <text:p text:style-name="P1">7×8=56</text:p>
      <text:p text:style-name="P1">6×2=12</text:p>
      <text:p text:style-name="P1">5×2=10</text:p>
      <text:p text:style-name="P1">3×6=18</text:p>
      <text:p text:style-name="P1">4×3=12</text:p>
      <text:p text:style-name="P1">3×7=21</text:p>
      <text:p text:style-name="P1">2×3=6</text:p>
      <text:p text:style-name="P1">6×5=30</text:p>
      <text:p text:style-name="P1">8×7=56</text:p>
      <text:p text:style-name="P1">4×4=16</text:p>
      <text:p text:style-name="P1">2×9=18</text:p>
      <text:p text:style-name="P1">6×5=30</text:p>
      <text:p text:style-name="P1">2×3=6</text:p>
      <text:p text:style-name="P1">8×3=24</text:p>
      <text:p text:style-name="P1">9×6=54</text:p>
      <text:p text:style-name="P1">6×6=36</text:p>
      <text:p text:style-name="P1">7×8=56</text:p>
      <text:p text:style-name="P1">5×3=15</text:p>
      <text:p text:style-name="P1">8×6=48</text:p>
      <text:p text:style-name="P1">7×2=14</text:p>
      <text:p text:style-name="P1">7×9=63</text:p>
      <text:p text:style-name="P1">7×6=42</text:p>
      <text:p text:style-name="P1">3×6=18</text:p>
      <text:p text:style-name="P1">6×6=36</text:p>
      <text:p text:style-name="P1">4×3=12</text:p>
      <text:p text:style-name="P1">5×2=10</text:p>
      <text:p text:style-name="P1">9×8=72</text:p>
      <text:p text:style-name="P1">4×8=32</text:p>
      <text:p text:style-name="P1">7×8=56</text:p>
      <text:p text:style-name="P1">9×6=54</text:p>
      <text:p text:style-name="P1">7×5=35</text:p>
      <text:p text:style-name="P1">2×4=8</text:p>
      <text:p text:style-name="P1">2×9=18</text:p>
      <text:p text:style-name="P1">9×4=36</text:p>
      <text:p text:style-name="P1">2×2=4</text:p>
      <text:p text:style-name="P1">2×4=8</text:p>
      <text:p text:style-name="P1">7×8=56</text:p>
      <text:p text:style-name="P1">2×2=4</text:p>
      <text:p text:style-name="P1">5×2=10</text:p>
      <text:p text:style-name="P1">2×2=4</text:p>
      <text:p text:style-name="P1">4×3=12</text:p>
      <text:p text:style-name="P1">7×6=42</text:p>
      <text:p text:style-name="P1">5×3=15</text:p>
      <text:p text:style-name="P1">3×2=6</text:p>
      <text:p text:style-name="P1">5×8=40</text:p>
      <text:p text:style-name="P1">3×6=18</text:p>
      <text:p text:style-name="P1">4×7=28</text:p>
      <text:p text:style-name="P1">8×2=16</text:p>
      <text:p text:style-name="P1">4×4=16</text:p>
      <text:p text:style-name="P1">6×4=24</text:p>
      <text:p text:style-name="P1">5×5=25</text:p>
      <text:p text:style-name="P1">9×8=72</text:p>
      <text:p text:style-name="P1">8×3=24</text:p>
      <text:p text:style-name="P1">4×2=8</text:p>
      <text:p text:style-name="P1">6×2=12</text:p>
      <text:p text:style-name="P1">7×7=49</text:p>
      <text:p text:style-name="P1">2×2=4</text:p>
      <text:p text:style-name="P1">4×6=24</text:p>
      <text:p text:style-name="P1">2×2=4</text:p>
      <text:p text:style-name="P1">2×7=14</text:p>
      <text:p text:style-name="P1">3×7=21</text:p>
      <text:p text:style-name="P1">2×6=12</text:p>
      <text:p text:style-name="P1">4×8=32</text:p>
      <text:p text:style-name="P1">2×8=16</text:p>
      <text:p text:style-name="P1">6×2=12</text:p>
      <text:p text:style-name="P1">3×3=9</text:p>
      <text:p text:style-name="P1">4×6=24</text:p>
      <text:p text:style-name="P1">6×4=24</text:p>
      <text:p text:style-name="P1">2×7=14</text:p>
      <text:p text:style-name="P1">2×5=10</text:p>
      <text:p text:style-name="P1">8×3=24</text:p>
      <text:p text:style-name="P1">4×8=32</text:p>
      <text:p text:style-name="P1">8×5=40</text:p>
      <text:p text:style-name="P1">8×9=72</text:p>
      <text:p text:style-name="P1">9×8=72</text:p>
      <text:p text:style-name="P1">5×8=40</text:p>
      <text:p text:style-name="P1">9×3=27</text:p>
      <text:p text:style-name="Standard"/>
      <text:p text:style-name="Standard"/>
      <text:p text:style-name="Standard"/>
      <text:p text:style-name="Standard"><text:soft-page-break/>练习<text:span text:style-name="T1">2答案</text:span></text:p>
      <text:p text:style-name="Standard">8×2=16</text:p>
      <text:p text:style-name="Standard">2×8=16</text:p>
      <text:p text:style-name="Standard">7×5=35</text:p>
      <text:p text:style-name="Standard">3×4=12</text:p>
      <text:p text:style-name="Standard">7×7=49</text:p>
      <text:p text:style-name="Standard">8×8=64</text:p>
      <text:p text:style-name="Standard">6×5=30</text:p>
      <text:p text:style-name="Standard">9×0=0</text:p>
      <text:p text:style-name="Standard">4×8=32</text:p>
      <text:p text:style-name="Standard">4×8=32</text:p>
      <text:p text:style-name="Standard">2×3=6</text:p>
      <text:p text:style-name="Standard">2×4=8</text:p>
      <text:p text:style-name="Standard">5×6=30</text:p>
      <text:p text:style-name="Standard">8×9=72</text:p>
      <text:p text:style-name="Standard">2×6=12</text:p>
      <text:p text:style-name="Standard">7×2=14</text:p>
      <text:p text:style-name="Standard">3×3=9</text:p>
      <text:p text:style-name="Standard">5×8=40</text:p>
      <text:p text:style-name="Standard">4×3=12</text:p>
      <text:p text:style-name="Standard">4×7=28</text:p>
      <text:p text:style-name="Standard">5×9=45</text:p>
      <text:p text:style-name="Standard">7×6=42</text:p>
      <text:p text:style-name="Standard">8×6=48</text:p>
      <text:p text:style-name="Standard">3×5=15</text:p>
      <text:p text:style-name="Standard">9×2=18</text:p>
      <text:p text:style-name="Standard">2×5=10</text:p>
      <text:p text:style-name="Standard">5×6=30</text:p>
      <text:p text:style-name="Standard">4×3=12</text:p>
      <text:p text:style-name="Standard">9×8=72</text:p>
      <text:p text:style-name="Standard">6×2=12</text:p>
      <text:p text:style-name="Standard">5×4=20</text:p>
      <text:p text:style-name="Standard">3×7=21</text:p>
      <text:p text:style-name="Standard">6×3=18</text:p>
      <text:p text:style-name="Standard">4×8=32</text:p>
      <text:p text:style-name="Standard">5×2=10</text:p>
      <text:p text:style-name="Standard">7×4=28</text:p>
      <text:p text:style-name="Standard">9×2=18</text:p>
      <text:p text:style-name="Standard">2×7=14</text:p>
      <text:p text:style-name="Standard">7×2=14</text:p>
      <text:p text:style-name="Standard">5×6=30</text:p>
      <text:p text:style-name="Standard">7×3=21</text:p>
      <text:p text:style-name="Standard">4×6=24</text:p>
      <text:p text:style-name="Standard">2×2=4</text:p>
      <text:p text:style-name="Standard">5×4=20</text:p>
      <text:p text:style-name="Standard">6×4=24</text:p>
      <text:p text:style-name="Standard">5×5=25</text:p>
      <text:p text:style-name="Standard">3×8=24</text:p>
      <text:p text:style-name="Standard">8×2=16</text:p>
      <text:p text:style-name="Standard">9×9=81</text:p>
      <text:p text:style-name="Standard">7×3=21</text:p>
      <text:p text:style-name="Standard">4×8=32</text:p>
      <text:p text:style-name="Standard">9×6=54</text:p>
      <text:p text:style-name="Standard">7×8=56</text:p>
      <text:p text:style-name="Standard">4×2=8</text:p>
      <text:p text:style-name="Standard">8×6=48</text:p>
      <text:p text:style-name="Standard">7×2=14</text:p>
      <text:p text:style-name="Standard">3×2=6</text:p>
      <text:p text:style-name="Standard">6×3=18</text:p>
      <text:p text:style-name="Standard">5×6=30</text:p>
      <text:p text:style-name="Standard">2×9=18</text:p>
      <text:p text:style-name="Standard">3×7=21</text:p>
      <text:p text:style-name="Standard">7×8=56</text:p>
      <text:p text:style-name="Standard">2×2=4</text:p>
      <text:p text:style-name="Standard">2×4=8</text:p>
      <text:p text:style-name="Standard">2×3=6</text:p>
      <text:p text:style-name="Standard">6×2=12</text:p>
      <text:p text:style-name="Standard">4×2=8</text:p>
      <text:p text:style-name="Standard">5×7=35</text:p>
      <text:p text:style-name="Standard">8×9=72</text:p>
      <text:p text:style-name="Standard">6×4=24</text:p>
      <text:p text:style-name="Standard">3×7=21</text:p>
      <text:p text:style-name="Standard">8×6=48</text:p>
      <text:p text:style-name="Standard">6×5=30</text:p>
      <text:p text:style-name="Standard">8×3=24</text:p>
      <text:p text:style-name="Standard">6×4=24</text:p>
      <text:p text:style-name="Standard">4×3=12</text:p>
      <text:p text:style-name="Standard">2×5=10</text:p>
      <text:p text:style-name="Standard">8×2=16</text:p>
      <text:p text:style-name="Standard">7×2=14</text:p>
      <text:p text:style-name="Standard">6×9=54</text:p>
      <text:p text:style-name="Standard">3×2=6</text:p>
      <text:p text:style-name="Standard">2×4=8</text:p>
      <text:p text:style-name="Standard">7×6=42</text:p>
      <text:p text:style-name="Standard">6×8=48</text:p>
      <text:p text:style-name="Standard">4×9=36</text:p>
      <text:p text:style-name="Standard">4×3=12</text:p>
      <text:p text:style-name="Standard">2×8=16</text:p>
      <text:p text:style-name="Standard">3×3=9</text:p>
      <text:p text:style-name="Standard">4×5=20</text:p>
      <text:p text:style-name="Standard">2×6=12</text:p>
      <text:p text:style-name="Standard">6×9=54</text:p>
      <text:p text:style-name="Standard">2×5=10</text:p>
      <text:p text:style-name="Standard">2×6=12</text:p>
      <text:p text:style-name="Standard">9×3=27</text:p>
      <text:p text:style-name="Standard">7×2=14</text:p>
      <text:p text:style-name="Standard">2×4=8</text:p>
      <text:p text:style-name="Standard">9×3=27</text:p>
      <text:p text:style-name="Standard">7×7=49</text:p>
      <text:p text:style-name="Standard">6×6=36</text:p>
      <text:p text:style-name="Standard">6×9=5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22:54:56.885992461</meta:creation-date>
    <dc:date>2025-08-09T22:58:51.022399724</dc:date>
    <meta:editing-duration>PT3M54S</meta:editing-duration>
    <meta:editing-cycles>1</meta:editing-cycles>
    <meta:document-statistic meta:table-count="0" meta:image-count="0" meta:object-count="0" meta:page-count="4" meta:paragraph-count="404" meta:word-count="516" meta:character-count="2572" meta:non-whitespace-character-count="2272"/>
    <meta:generator>LibreOffice/24.2.7.2$Linux_X86_64 LibreOffice_project/420$Build-2</meta:generator>
  </office:meta>
</office:document-meta>
</file>